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P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0" style:family="paragraph" style:parent-style-name="Standard">
      <style:text-properties style:font-name="Trebuchet MS" style:text-underline-style="none"/>
    </style:style>
    <style:style style:name="P11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5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656cm" svg:height="1.335cm" draw:z-index="14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79cm" svg:height="1.088cm" draw:z-index="2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81cm" svg:height="1.469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0.167cm" svg:height="2.443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7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21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7">Formula to convert from (PCT, WL) to (wins, splits, loss):</text:p>
      <text:p text:style-name="P8"><draw:frame draw:style-name="fr1" draw:name="Object26" text:anchor-type="as-char" svg:width="3.067cm" svg:height="1.02cm" draw:z-index="3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36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1" draw:name="Object30" text:anchor-type="as-char" svg:width="4.764cm" svg:height="0.529cm" draw:z-index="3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3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3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4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4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0"><text:span text:style-name="T7">(2PCT – 1) = </text:span><text:span text:style-name="T8">wins</text:span><text:span text:style-name="T7"> – </text:span><text:span text:style-name="T8">losses</text:span></text:p>
      <text:p text:style-name="P11"><text:span text:style-name="T8">splits</text:span> = (PCT<text:span text:style-name="T8"> – win</text:span><text:span text:style-name="T9">s)×2</text:span></text:p>
      <text:p text:style-name="P12"/>
      <text:p text:style-name="P12">Special cases: WL = 0, (2<text:span text:style-name="T10">×</text:span>PCT – 1) = 0, WL = 1, WL = 0.5, PCT = 1;</text:p>
      <text:p text:style-name="P12">Dangerous cases: WL = 0.5;</text:p>
      <text:p text:style-name="P12"/>
      <text:p text:style-name="P12">When splits = 1, WL (0/0) would originally be saved as 0. This is PCT = 0.5. (Handled by default)</text:p>
      <text:p text:style-name="P12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lpha_4$Unix OpenOffice.org_project/680m5$Build-9011</meta:generator>
    <meta:creation-date>2005-05-21T15:25:29</meta:creation-date>
    <dc:creator>Joseph Huang</dc:creator>
    <dc:date>2006-07-10T00:01:45</dc:date>
    <dc:language>en-US</dc:language>
    <meta:editing-cycles>71</meta:editing-cycles>
    <meta:editing-duration>P4DT11H40M49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46" meta:page-count="6" meta:paragraph-count="76" meta:word-count="543" meta:character-count="2912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sup>
                    <math:mi>e</math:mi>
                    <math:mtext>*</math:mtext>
                  </math:msup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^"*"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x</math:mn>
        <math:mo math:stretchy="false"></math:mo>
        <math:msub>
          <math:mi>f</math:mi>
          <math:mi math:fontstyle="italic">pot</math:mi>
        </math:msub>
      </math:mrow>
    </math:mfrac>
    <math:annotation math:encoding="StarMath 5.0">x over {2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fenced math:open="[" math:close="]">
                    <math:mrow>
                      <math:mi>e</math:mi>
                      <math:mrow>
                        <math:mrow>
                          <math:msup>
                            <math:mi>'</math:mi>
                            <math:mtext>*</math:mtext>
                          </math:msup>
                          <math:mo math:stretchy="false">⋅</math:mo>
                          <math:mrow>
                            <math:mo math:stretchy="false"></math:mo>
                            <math:mrow>
                              <math:mi>f</math:mi>
                              <math:mo math:stretchy="false">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</math:mo>
                          </math:mrow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</math:mrow>
                  </math:mfenced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 left[e'^"*" cdot (f + f_d) + e^"*" right] cdot win^e } over (1+ f_pot + e^"*"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sup>
                <math:mfenced math:open="" math:close="">
                  <math:mrow>
                    <math:mi>e</math:mi>
                    <math:mo math:stretchy="false">−</math:mo>
                    <math:mi>m</math:mi>
                  </math:mrow>
                </math:mfenced>
                <math:mtext>*</math:mtext>
              </math:msup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^"*"} over left(1+ {{f_pot + (f + f_d)(e-m)^"*"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